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stroke="none" svg:stroke-color="#000000" draw:fill="none" draw:fill-color="#ffffff" fo:min-height="0.996cm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text-shadow="1pt 1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text-shadow="none" style:font-size-asian="12pt" style:font-size-complex="12pt"/>
    </style:style>
    <style:style style:name="T4" style:family="text">
      <style:text-properties fo:font-size="12pt" fo:text-shadow="1pt 1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0.5cm" svg:height="0.5cm" svg:x="3.2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0.5cm" svg:height="0.5cm" svg:x="3.2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0.5cm" svg:height="0.5cm" svg:x="3.2cm" svg:y="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0.5cm" svg:height="0.5cm" svg:x="3.2cm" svg:y="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0.5cm" svg:height="0.5cm" svg:x="3.2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0.5cm" svg:height="0.5cm" svg:x="3.2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0.5cm" svg:height="0.5cm" svg:x="6.8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0.5cm" svg:height="0.5cm" svg:x="2.1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0" draw:layer="layout" svg:width="0.5cm" svg:height="0.5cm" svg:x="10.8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9" draw:layer="layout" svg:width="0.5cm" svg:height="0.5cm" svg:x="4.6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45cm" svg:y1="2cm" svg:x2="3.45cm" svg:y2="2.9cm" draw:start-shape="id1" draw:start-glue-point="8" draw:end-shape="id2" draw:end-glue-point="4" svg:d="m3450 2000v900">
          <text:p/>
        </draw:connector>
        <draw:connector draw:style-name="gr2" draw:text-style-name="P1" draw:layer="layout" draw:type="line" svg:x1="3.45cm" svg:y1="3.4cm" svg:x2="3.45cm" svg:y2="4.3cm" draw:start-shape="id2" draw:start-glue-point="8" draw:end-shape="id3" draw:end-glue-point="4" svg:d="m3450 3400v900">
          <text:p/>
        </draw:connector>
        <draw:connector draw:style-name="gr2" draw:text-style-name="P1" draw:layer="layout" draw:type="line" svg:x1="3.45cm" svg:y1="4.8cm" svg:x2="3.45cm" svg:y2="5.7cm" draw:start-shape="id3" draw:start-glue-point="8" draw:end-shape="id4" draw:end-glue-point="4" svg:d="m3450 4800v900">
          <text:p/>
        </draw:connector>
        <draw:connector draw:style-name="gr2" draw:text-style-name="P1" draw:layer="layout" draw:type="line" svg:x1="3.45cm" svg:y1="6.2cm" svg:x2="3.45cm" svg:y2="7cm" draw:start-shape="id4" draw:start-glue-point="8" draw:end-shape="id5" draw:end-glue-point="4" svg:d="m3450 6200v800">
          <text:p/>
        </draw:connector>
        <draw:connector draw:style-name="gr2" draw:text-style-name="P1" draw:layer="layout" draw:type="line" svg:x1="3.45cm" svg:y1="7.5cm" svg:x2="3.45cm" svg:y2="8.4cm" draw:start-shape="id5" draw:start-glue-point="8" draw:end-shape="id6" draw:end-glue-point="4" svg:d="m3450 7500v900">
          <text:p/>
        </draw:connector>
        <draw:connector draw:style-name="gr2" draw:text-style-name="P1" draw:layer="layout" draw:type="line" svg:x1="3.45cm" svg:y1="8.9cm" svg:x2="2.35cm" svg:y2="9.8cm" draw:start-shape="id6" draw:start-glue-point="8" draw:end-shape="id7" draw:end-glue-point="4" svg:d="m3450 8900-1100 900">
          <text:p/>
        </draw:connector>
        <draw:connector draw:style-name="gr2" draw:text-style-name="P1" draw:layer="layout" draw:type="line" svg:x1="3.45cm" svg:y1="8.9cm" svg:x2="7.05cm" svg:y2="9.8cm" draw:start-shape="id6" draw:start-glue-point="8" draw:end-shape="id8" draw:end-glue-point="4" svg:d="m3450 8900 3600 900">
          <text:p/>
        </draw:connector>
        <draw:connector draw:style-name="gr2" draw:text-style-name="P1" draw:layer="layout" draw:type="line" svg:x1="7.05cm" svg:y1="10.3cm" svg:x2="4.85cm" svg:y2="11.3cm" draw:start-shape="id8" draw:start-glue-point="8" draw:end-shape="id9" draw:end-glue-point="4" svg:d="m7050 10300-2200 1000">
          <text:p/>
        </draw:connector>
        <draw:connector draw:style-name="gr2" draw:text-style-name="P1" draw:layer="layout" draw:type="line" svg:x1="7.05cm" svg:y1="10.3cm" svg:x2="11.05cm" svg:y2="11.3cm" draw:start-shape="id8" draw:start-glue-point="8" draw:end-shape="id10" draw:end-glue-point="4" svg:d="m7050 10300 4000 1000">
          <text:p/>
        </draw:connector>
        <draw:custom-shape draw:style-name="gr1" draw:text-style-name="P1" draw:id="id11" draw:layer="layout" svg:width="0.5cm" svg:height="0.5cm" svg:x="2.1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2" draw:layer="layout" svg:width="0.5cm" svg:height="0.5cm" svg:x="4.6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3" draw:layer="layout" svg:width="0.5cm" svg:height="0.5cm" svg:x="9.4cm" svg:y="12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4" draw:layer="layout" svg:width="0.5cm" svg:height="0.5cm" svg:x="9.4cm" svg:y="14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.35cm" svg:y1="10.3cm" svg:x2="2.35cm" svg:y2="11.3cm" draw:start-shape="id7" draw:start-glue-point="8" draw:end-shape="id11" draw:end-glue-point="4" svg:d="m2350 10300v1000">
          <text:p/>
        </draw:connector>
        <draw:connector draw:style-name="gr2" draw:text-style-name="P1" draw:layer="layout" draw:type="line" svg:x1="4.85cm" svg:y1="11.8cm" svg:x2="4.85cm" svg:y2="12.8cm" draw:start-shape="id9" draw:start-glue-point="8" draw:end-shape="id12" draw:end-glue-point="4" svg:d="m4850 11800v1000">
          <text:p/>
        </draw:connector>
        <draw:connector draw:style-name="gr2" draw:text-style-name="P1" draw:layer="layout" draw:type="line" svg:x1="11.05cm" svg:y1="11.8cm" svg:x2="9.65cm" svg:y2="12.95cm" draw:start-shape="id10" draw:start-glue-point="8" draw:end-shape="id13" draw:end-glue-point="4" svg:d="m11050 11800-1400 1150">
          <text:p/>
        </draw:connector>
        <draw:connector draw:style-name="gr2" draw:text-style-name="P1" draw:layer="layout" draw:type="line" svg:x1="9.65cm" svg:y1="13.45cm" svg:x2="9.65cm" svg:y2="14.25cm" draw:start-shape="id13" draw:start-glue-point="8" draw:end-shape="id14" draw:end-glue-point="4" svg:d="m9650 13450v800">
          <text:p/>
        </draw:connector>
        <draw:custom-shape draw:style-name="gr1" draw:text-style-name="P1" draw:id="id15" draw:layer="layout" svg:width="0.5cm" svg:height="0.5cm" svg:x="9.4cm" svg:y="15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65cm" svg:y1="14.75cm" svg:x2="9.65cm" svg:y2="15.75cm" draw:start-shape="id14" draw:start-glue-point="8" draw:end-shape="id15" draw:end-glue-point="4" svg:d="m9650 14750v1000">
          <text:p/>
        </draw:connector>
        <draw:custom-shape draw:style-name="gr1" draw:text-style-name="P1" draw:id="id16" draw:layer="layout" svg:width="0.5cm" svg:height="0.5cm" svg:x="15.7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7" draw:layer="layout" svg:width="0.5cm" svg:height="0.5cm" svg:x="16.9cm" svg:y="1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8" draw:layer="layout" svg:width="0.5cm" svg:height="0.5cm" svg:x="13.7cm" svg:y="1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9" draw:layer="layout" svg:width="0.5cm" svg:height="0.5cm" svg:x="12cm" svg:y="1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0" draw:layer="layout" svg:width="0.5cm" svg:height="0.5cm" svg:x="12.9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2" draw:layer="layout" svg:width="0.5cm" svg:height="0.5cm" svg:x="9.9cm" svg:y="1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1" draw:layer="layout" svg:width="0.5cm" svg:height="0.5cm" svg:x="12.9cm" svg:y="1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3" draw:layer="layout" svg:width="0.5cm" svg:height="0.5cm" svg:x="9.9cm" svg:y="1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4" draw:layer="layout" svg:width="0.5cm" svg:height="0.5cm" svg:x="11.6cm" svg:y="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6" draw:layer="layout" svg:width="0.5cm" svg:height="0.5cm" svg:x="8.5cm" svg:y="2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05cm" svg:y1="11.8cm" svg:x2="15.95cm" svg:y2="12.8cm" draw:start-shape="id10" draw:start-glue-point="8" draw:end-shape="id16" draw:end-glue-point="4" svg:d="m11050 11800 4900 1000">
          <text:p/>
        </draw:connector>
        <draw:connector draw:style-name="gr2" draw:text-style-name="P1" draw:layer="layout" draw:type="line" svg:x1="15.95cm" svg:y1="13.3cm" svg:x2="17.15cm" svg:y2="14.1cm" draw:start-shape="id16" draw:start-glue-point="8" draw:end-shape="id17" draw:end-glue-point="4" svg:d="m15950 13300 1200 800">
          <text:p/>
        </draw:connector>
        <draw:connector draw:style-name="gr2" draw:text-style-name="P1" draw:layer="layout" draw:type="line" svg:x1="15.95cm" svg:y1="13.3cm" svg:x2="13.95cm" svg:y2="14.1cm" draw:start-shape="id16" draw:start-glue-point="8" draw:end-shape="id18" draw:end-glue-point="4" svg:d="m15950 13300-2000 800">
          <text:p/>
        </draw:connector>
        <draw:connector draw:style-name="gr2" draw:text-style-name="P1" draw:layer="layout" draw:type="line" svg:x1="13.95cm" svg:y1="14.6cm" svg:x2="12.25cm" svg:y2="15.6cm" draw:start-shape="id18" draw:start-glue-point="8" draw:end-shape="id19" draw:end-glue-point="4" svg:d="m13950 14600-1700 1000">
          <text:p/>
        </draw:connector>
        <draw:connector draw:style-name="gr2" draw:text-style-name="P1" draw:layer="layout" draw:type="line" svg:x1="12.25cm" svg:y1="16.1cm" svg:x2="13.15cm" svg:y2="17.8cm" draw:start-shape="id19" draw:start-glue-point="8" draw:end-shape="id20" draw:end-glue-point="4" svg:d="m12250 16100 900 1700">
          <text:p/>
        </draw:connector>
        <draw:connector draw:style-name="gr2" draw:text-style-name="P1" draw:layer="layout" draw:type="line" svg:x1="13.15cm" svg:y1="18.3cm" svg:x2="13.15cm" svg:y2="19.2cm" draw:start-shape="id20" draw:start-glue-point="8" draw:end-shape="id21" draw:end-glue-point="4" svg:d="m13150 18300v900">
          <text:p/>
        </draw:connector>
        <draw:connector draw:style-name="gr2" draw:text-style-name="P1" draw:layer="layout" draw:type="line" svg:x1="12.25cm" svg:y1="16.1cm" svg:x2="10.15cm" svg:y2="17.7cm" draw:start-shape="id19" draw:start-glue-point="8" draw:end-shape="id22" draw:end-glue-point="4" svg:d="m12250 16100-2100 1600">
          <text:p/>
        </draw:connector>
        <draw:connector draw:style-name="gr2" draw:text-style-name="P1" draw:layer="layout" draw:type="line" svg:x1="10.15cm" svg:y1="18.2cm" svg:x2="10.15cm" svg:y2="19.1cm" draw:start-shape="id22" draw:start-glue-point="8" draw:end-shape="id23" draw:end-glue-point="4" svg:d="m10150 18200v900">
          <text:p/>
        </draw:connector>
        <draw:connector draw:style-name="gr2" draw:text-style-name="P1" draw:layer="layout" draw:type="line" svg:x1="10.15cm" svg:y1="19.6cm" svg:x2="11.85cm" svg:y2="21cm" draw:start-shape="id23" draw:start-glue-point="8" draw:end-shape="id24" draw:end-glue-point="4" svg:d="m10150 19600 1700 1400">
          <text:p/>
        </draw:connector>
        <draw:connector draw:style-name="gr2" draw:text-style-name="P1" draw:layer="layout" draw:type="line" svg:x1="10.15cm" svg:y1="19.6cm" svg:x2="8.75cm" svg:y2="21cm" draw:start-shape="id23" draw:start-glue-point="8" draw:end-shape="id25" draw:end-glue-point="4" svg:d="m10150 19600-1400 1400">
          <text:p/>
        </draw:connector>
        <draw:custom-shape draw:style-name="gr1" draw:text-style-name="P1" draw:id="id27" draw:layer="layout" svg:width="0.5cm" svg:height="0.5cm" svg:x="9.7cm" svg:y="2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8" draw:layer="layout" svg:width="0.5cm" svg:height="0.5cm" svg:x="7.4cm" svg:y="2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9" draw:layer="layout" svg:width="0.5cm" svg:height="0.5cm" svg:x="7.4cm" svg:y="2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0" draw:layer="layout" svg:width="0.5cm" svg:height="0.5cm" svg:x="7.4cm" svg:y="2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75cm" svg:y1="23.1cm" svg:x2="9.95cm" svg:y2="24.2cm" draw:start-shape="id26" draw:start-glue-point="8" draw:end-shape="id27" draw:end-glue-point="4" svg:d="m8750 23100 1200 1100">
          <text:p/>
        </draw:connector>
        <draw:connector draw:style-name="gr2" draw:text-style-name="P1" draw:layer="layout" draw:type="line" svg:x1="8.75cm" svg:y1="23.1cm" svg:x2="7.65cm" svg:y2="24.2cm" draw:start-shape="id26" draw:start-glue-point="8" draw:end-shape="id28" draw:end-glue-point="4" svg:d="m8750 23100-1100 1100">
          <text:p/>
        </draw:connector>
        <draw:connector draw:style-name="gr2" draw:text-style-name="P1" draw:layer="layout" draw:type="line" svg:x1="7.65cm" svg:y1="24.7cm" svg:x2="7.65cm" svg:y2="25.5cm" draw:start-shape="id28" draw:start-glue-point="8" draw:end-shape="id29" draw:end-glue-point="4" svg:d="m7650 24700v800">
          <text:p/>
        </draw:connector>
        <draw:connector draw:style-name="gr2" draw:text-style-name="P1" draw:layer="layout" draw:type="line" svg:x1="7.65cm" svg:y1="26cm" svg:x2="7.65cm" svg:y2="26.8cm" draw:start-shape="id29" draw:start-glue-point="8" draw:end-shape="id30" draw:end-glue-point="4" svg:d="m7650 26000v800">
          <text:p/>
        </draw:connector>
        <draw:frame draw:style-name="gr3" draw:text-style-name="P2" draw:layer="layout" svg:width="2.5cm" svg:height="1.1cm" svg:x="1cm" svg:y="11.7cm">
          <draw:text-box>
            <text:p text:style-name="P1"><text:span text:style-name="T1">Scan</text:span></text:p>
            <text:p text:style-name="P1"><text:span text:style-name="T2">(NATION)</text:span></text:p>
          </draw:text-box>
        </draw:frame>
        <draw:frame draw:style-name="gr4" draw:text-style-name="P2" draw:layer="layout" svg:width="2.9cm" svg:height="1.097cm" svg:x="5cm" svg:y="26.65cm">
          <draw:text-box>
            <text:p text:style-name="P1"><text:span text:style-name="T1">Scan</text:span></text:p>
            <text:p text:style-name="P1"><text:span text:style-name="T2">(REGION)</text:span></text:p>
          </draw:text-box>
        </draw:frame>
        <draw:frame draw:style-name="gr4" draw:text-style-name="P2" draw:layer="layout" svg:width="2.6cm" svg:height="1.097cm" svg:x="9.5cm" svg:y="24.5cm">
          <draw:text-box>
            <text:p text:style-name="P1"><text:span text:style-name="T1">Scan</text:span></text:p>
            <text:p text:style-name="P1"><text:span text:style-name="T2">(NATION)</text:span></text:p>
          </draw:text-box>
        </draw:frame>
        <draw:frame draw:style-name="gr5" draw:text-style-name="P2" draw:layer="layout" svg:width="3.3cm" svg:height="1.246cm" svg:x="11.1cm" svg:y="21.057cm">
          <draw:text-box>
            <text:p text:style-name="P1"><text:span text:style-name="T1">Scan</text:span></text:p>
            <text:p text:style-name="P1"><text:span text:style-name="T2">(CUSTOMER)</text:span></text:p>
          </draw:text-box>
        </draw:frame>
        <draw:frame draw:style-name="gr6" draw:text-style-name="P2" draw:layer="layout" svg:width="2.5cm" svg:height="1.4cm" svg:x="12.7cm" svg:y="19.5cm">
          <draw:text-box>
            <text:p text:style-name="P1"><text:span text:style-name="T1">Scan</text:span></text:p>
            <text:p text:style-name="P1"><text:span text:style-name="T2">(ORDERS)</text:span></text:p>
          </draw:text-box>
        </draw:frame>
        <draw:frame draw:style-name="gr4" draw:text-style-name="P2" draw:layer="layout" svg:width="3.4cm" svg:height="1.097cm" svg:x="16.3cm" svg:y="14.1cm">
          <draw:text-box>
            <text:p text:style-name="P1"><text:span text:style-name="T1">Scan</text:span></text:p>
            <text:p text:style-name="P1"><text:span text:style-name="T2">(lineitem)</text:span></text:p>
          </draw:text-box>
        </draw:frame>
        <draw:frame draw:style-name="gr4" draw:text-style-name="P2" draw:layer="layout" svg:width="2cm" svg:height="1.097cm" svg:x="8.4cm" svg:y="16.1cm">
          <draw:text-box>
            <text:p text:style-name="P1"><text:span text:style-name="T1">Scan</text:span></text:p>
            <text:p text:style-name="P1"><text:span text:style-name="T2">(PART)</text:span></text:p>
          </draw:text-box>
        </draw:frame>
        <draw:frame draw:style-name="gr4" draw:text-style-name="P2" draw:layer="layout" svg:width="3.2cm" svg:height="1.097cm" svg:x="3.166cm" svg:y="13.265cm">
          <draw:text-box>
            <text:p text:style-name="P1"><text:span text:style-name="T1">Scan</text:span></text:p>
            <text:p text:style-name="P1"><text:span text:style-name="T2">(SUPPLIER)</text:span></text:p>
          </draw:text-box>
        </draw:frame>
        <draw:frame draw:style-name="gr4" draw:text-style-name="P2" draw:layer="layout" svg:width="5.5cm" svg:height="1.097cm" svg:x="2.1cm" svg:y="25.05cm">
          <draw:text-box>
            <text:p text:style-name="P1"><text:span text:style-name="T1">Select</text:span></text:p>
            <text:p text:style-name="P1"><text:span text:style-name="T2">(r_name = 'AMERICA')</text:span></text:p>
          </draw:text-box>
        </draw:frame>
        <draw:frame draw:style-name="gr4" draw:text-style-name="P2" draw:layer="layout" svg:width="5cm" svg:height="1.097cm" svg:x="3.1cm" svg:y="23.5cm">
          <draw:text-box>
            <text:p text:style-name="P1"><text:span text:style-name="T1">Projection</text:span></text:p>
            <text:p text:style-name="P1"><text:span text:style-name="T2">(r_regionkey)</text:span></text:p>
          </draw:text-box>
        </draw:frame>
        <draw:frame draw:style-name="gr4" draw:text-style-name="P2" draw:layer="layout" svg:width="7.5cm" svg:height="1.097cm" svg:x="1.2cm" svg:y="21.803cm">
          <draw:text-box>
            <text:p text:style-name="P1"><text:span text:style-name="T1">OneSideHashJoin</text:span></text:p>
            <text:p text:style-name="P1"><text:span text:style-name="T2">(n_reginonkey = r_regionkey)</text:span></text:p>
          </draw:text-box>
        </draw:frame>
        <draw:frame draw:style-name="gr4" draw:text-style-name="P2" draw:layer="layout" svg:width="7.5cm" svg:height="1.097cm" svg:x="3.2cm" svg:y="18.557cm">
          <draw:text-box>
            <text:p text:style-name="P1"><text:span text:style-name="T1">OneSideHashJoin</text:span></text:p>
            <text:p text:style-name="P1"><text:span text:style-name="T2">(n_nationkey = c_nationkey)</text:span></text:p>
          </draw:text-box>
        </draw:frame>
        <draw:frame draw:style-name="gr4" draw:text-style-name="P2" draw:layer="layout" svg:width="3.5cm" svg:height="1.097cm" svg:x="5.3cm" svg:y="20.4cm">
          <draw:text-box>
            <text:p text:style-name="P1"><text:span text:style-name="T1">Projection</text:span></text:p>
            <text:p text:style-name="P1"><text:span text:style-name="T2">(n_nationkey)</text:span></text:p>
          </draw:text-box>
        </draw:frame>
        <draw:custom-shape draw:style-name="gr1" draw:text-style-name="P1" draw:id="id25" draw:layer="layout" svg:width="0.5cm" svg:height="0.5cm" svg:x="8.5cm" svg:y="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75cm" svg:y1="21.5cm" svg:x2="8.75cm" svg:y2="22.6cm" draw:start-shape="id25" draw:start-glue-point="8" draw:end-shape="id26" draw:end-glue-point="4" svg:d="m8750 21500v1100">
          <text:p/>
        </draw:connector>
        <draw:frame draw:style-name="gr4" draw:text-style-name="P2" draw:layer="layout" svg:width="6.5cm" svg:height="1.52cm" svg:x="12.9cm" svg:y="17.6cm">
          <draw:text-box>
            <text:p text:style-name="P1"><text:span text:style-name="T1">Select</text:span></text:p>
            <text:p text:style-name="P1"><text:span text:style-name="T2">(o_orderdate between '1995-01-01' and '1996-12-31')</text:span></text:p>
          </draw:text-box>
        </draw:frame>
        <draw:frame draw:style-name="gr4" draw:text-style-name="P2" draw:layer="layout" svg:width="3.5cm" svg:height="1.097cm" svg:x="9.9cm" svg:y="17.6cm">
          <draw:text-box>
            <text:p text:style-name="P1"><text:span text:style-name="T1">Projection</text:span></text:p>
            <text:p text:style-name="P1"><text:span text:style-name="T2">(c_custkey)</text:span></text:p>
          </draw:text-box>
        </draw:frame>
        <draw:frame draw:style-name="gr4" draw:text-style-name="P2" draw:layer="layout" svg:width="7.5cm" svg:height="1.097cm" svg:x="11.2cm" svg:y="15.4cm">
          <draw:text-box>
            <text:p text:style-name="P1"><text:span text:style-name="T1">OneSideHashJoin</text:span></text:p>
            <text:p text:style-name="P1"><text:span text:style-name="T2">(c_custkey = o_custkey)</text:span></text:p>
          </draw:text-box>
        </draw:frame>
        <draw:frame draw:style-name="gr4" draw:text-style-name="P2" draw:layer="layout" svg:width="4.5cm" svg:height="1.52cm" svg:x="10.1cm" svg:y="13.28cm">
          <draw:text-box>
            <text:p text:style-name="P1"><text:span text:style-name="T1">Projection</text:span></text:p>
            <text:p text:style-name="P1"><text:span text:style-name="T2">(o_orderkey, o_orderdate)</text:span></text:p>
          </draw:text-box>
        </draw:frame>
        <draw:frame draw:style-name="gr4" draw:text-style-name="P2" draw:layer="layout" svg:width="7.5cm" svg:height="1.097cm" svg:x="12.6cm" svg:y="11.403cm">
          <draw:text-box>
            <text:p text:style-name="P1"><text:span text:style-name="T1">OneSideHashJoin</text:span></text:p>
            <text:p text:style-name="P1"><text:span text:style-name="T2">(o_orderkey = l_orderkey)</text:span></text:p>
          </draw:text-box>
        </draw:frame>
        <draw:frame draw:style-name="gr4" draw:text-style-name="P2" draw:layer="layout" svg:width="5cm" svg:height="1.52cm" svg:x="5.1cm" svg:y="14.161cm">
          <draw:text-box>
            <text:p text:style-name="P1"><text:span text:style-name="T1">Select</text:span></text:p>
            <text:p text:style-name="P1"><text:span text:style-name="T2">(p_type = 'ECONOMY ANODIZED STEEL')</text:span></text:p>
          </draw:text-box>
        </draw:frame>
        <draw:frame draw:style-name="gr4" draw:text-style-name="P2" draw:layer="layout" svg:width="3.5cm" svg:height="1.097cm" svg:x="6.5cm" svg:y="12.7cm">
          <draw:text-box>
            <text:p text:style-name="P1"><text:span text:style-name="T1">Projection</text:span></text:p>
            <text:p text:style-name="P1"><text:span text:style-name="T2">(p_partkey)</text:span></text:p>
          </draw:text-box>
        </draw:frame>
        <draw:frame draw:style-name="gr4" draw:text-style-name="P2" draw:layer="layout" svg:width="5.5cm" svg:height="1.097cm" svg:x="10.2cm" svg:y="9.9cm">
          <draw:text-box>
            <text:p text:style-name="P1"><text:span text:style-name="T1">OneSideHashJoin</text:span></text:p>
            <text:p text:style-name="P1"><text:span text:style-name="T2">(p_partkey = l_partkey)</text:span></text:p>
          </draw:text-box>
        </draw:frame>
        <draw:frame draw:style-name="gr4" draw:text-style-name="P2" draw:layer="layout" svg:width="5.5cm" svg:height="1.097cm" svg:x="6.8cm" svg:y="8.9cm">
          <draw:text-box>
            <text:p text:style-name="P1"><text:span text:style-name="T1">OneSideHashJoin</text:span></text:p>
            <text:p text:style-name="P1"><text:span text:style-name="T2">(s_suppkey = l_suppkey)</text:span></text:p>
          </draw:text-box>
        </draw:frame>
        <draw:frame draw:style-name="gr4" draw:text-style-name="P2" draw:layer="layout" svg:width="4.5cm" svg:height="1.52cm" svg:x="4.1cm" svg:y="11.18cm">
          <draw:text-box>
            <text:p text:style-name="P1"><text:span text:style-name="T1">Projection</text:span></text:p>
            <text:p text:style-name="P1"><text:span text:style-name="T2">(s_suppkey, s_nationkey)</text:span></text:p>
          </draw:text-box>
        </draw:frame>
        <draw:frame draw:style-name="gr4" draw:text-style-name="P2" draw:layer="layout" svg:width="3.5cm" svg:height="1.52cm" svg:x="2.1cm" svg:y="9.7cm">
          <draw:text-box>
            <text:p text:style-name="P1"><text:span text:style-name="T1">Projection</text:span></text:p>
            <text:p text:style-name="P1"><text:span text:style-name="T2">(n_nationkey, n_name)</text:span></text:p>
          </draw:text-box>
        </draw:frame>
        <draw:frame draw:style-name="gr4" draw:text-style-name="P2" draw:layer="layout" svg:width="6.5cm" svg:height="1.097cm" svg:x="3.3cm" svg:y="7.6cm">
          <draw:text-box>
            <text:p text:style-name="P1"><text:span text:style-name="T1">OneSideHashJoin</text:span></text:p>
            <text:p text:style-name="P1"><text:span text:style-name="T2">(n_nationkey = s_nationkey)</text:span></text:p>
          </draw:text-box>
        </draw:frame>
        <draw:frame draw:style-name="gr3" draw:text-style-name="P2" draw:layer="layout" svg:width="4.5cm" svg:height="1.1cm" svg:x="3.2cm" svg:y="6.4cm">
          <draw:text-box>
            <text:p text:style-name="P1"><text:span text:style-name="T1">Extract</text:span></text:p>
            <text:p text:style-name="P1"><text:span text:style-name="T2">(o_orderdate : y)</text:span></text:p>
          </draw:text-box>
        </draw:frame>
        <draw:frame draw:style-name="gr4" draw:text-style-name="P2" draw:layer="layout" svg:width="11.5cm" svg:height="1.097cm" svg:x="3.2cm" svg:y="5.303cm">
          <draw:text-box>
            <text:p text:style-name="P1"><text:span text:style-name="T1">Projection</text:span></text:p>
            <text:p text:style-name="P1"><text:span text:style-name="T2">(o_orderdate, n_name, l_extendedprice, l_discount)</text:span></text:p>
          </draw:text-box>
        </draw:frame>
        <draw:frame draw:style-name="gr3" draw:text-style-name="P2" draw:layer="layout" svg:width="4.5cm" svg:height="1.1cm" svg:x="2.2cm" svg:y="1.4cm">
          <draw:text-box>
            <text:p text:style-name="P1"><text:span text:style-name="T1">OutPut</text:span></text:p>
            <text:p text:style-name="P1"><text:span text:style-name="T2"/></text:p>
          </draw:text-box>
        </draw:frame>
        <draw:frame draw:style-name="gr3" draw:text-style-name="P2" draw:layer="layout" svg:width="4.5cm" svg:height="1.1cm" svg:x="3.2cm" svg:y="6.4cm">
          <draw:text-box>
            <text:p text:style-name="P1"><text:span text:style-name="T1">Extract</text:span></text:p>
            <text:p text:style-name="P1"><text:span text:style-name="T2">(o_orderdate : y)</text:span></text:p>
          </draw:text-box>
        </draw:frame>
        <draw:frame draw:style-name="gr3" draw:text-style-name="P2" draw:layer="layout" svg:width="4.5cm" svg:height="1.1cm" svg:x="2.8cm" svg:y="2.2cm">
          <draw:text-box>
            <text:p text:style-name="P1"><text:span text:style-name="T1">Sort</text:span></text:p>
            <text:p text:style-name="P1"><text:span text:style-name="T3">(o_orderdate)</text:span></text:p>
          </draw:text-box>
        </draw:frame>
        <draw:frame draw:style-name="gr3" draw:text-style-name="P2" draw:layer="layout" svg:width="12.5cm" svg:height="1.1cm" svg:x="3.491cm" svg:y="3.936cm">
          <draw:text-box>
            <text:p text:style-name="P1"><text:span text:style-name="T1">Group</text:span><text:span text:style-name="T4">By</text:span></text:p>
            <text:p text:style-name="P1"><text:span text:style-name="T3">(o_orderdate : SUM{l_extendedprice * (1 - l_discount)}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東風ゴシック" style:font-family-generic-asian="system" style:font-pitch-asian="variable" style:font-size-asian="24pt" style:language-asian="ja" style:country-asian="JP" style:font-family-complex="東風ゴシック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東風ゴシック" style:font-family-generic="roman" style:font-pitch="variable" fo:font-size="18pt" fo:font-style="normal" fo:text-shadow="none" style:text-underline-style="none" fo:font-weight="normal" style:letter-kerning="true" style:font-family-asian="東風ゴシック" style:font-family-generic-asian="system" style:font-pitch-asian="variable" style:font-size-asian="18pt" style:font-style-asian="normal" style:font-weight-asian="normal" style:font-family-complex="東風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uku </meta:initial-creator>
    <meta:creation-date>2011-11-10T17:23:03</meta:creation-date>
    <dc:date>2011-11-15T12:28:18</dc:date>
    <dc:creator>fuku </dc:creator>
    <meta:editing-duration>PT01H13M29S</meta:editing-duration>
    <meta:editing-cycles>14</meta:editing-cycles>
    <meta:generator>OpenOffice.org/3.2$Unix OpenOffice.org_project/320m12$Build-9483</meta:generator>
    <meta:document-statistic meta:object-count="90"/>
  </office:meta>
</office:document-meta>
</file>